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" svg:font-family="TimesNewRoman, serif"/>
    <style:font-face style:name="Arial2" svg:font-family="Arial" style:font-family-generic="swiss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V Boli" fo:font-size="13pt" style:font-size-asian="13pt" style:font-size-complex="13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MV Boli" fo:font-size="13pt" style:font-size-asian="13pt" style:font-size-complex="13pt"/>
    </style:style>
    <style:style style:name="P3" style:family="paragraph" style:parent-style-name="Text_20_body">
      <style:paragraph-properties style:writing-mode="lr-tb"/>
      <style:text-properties style:font-name="TimesNewRoman" fo:font-size="9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style:font-name="TimesNewRoman" fo:font-size="9pt"/>
    </style:style>
    <style:style style:name="T1" style:family="text">
      <style:text-properties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ower Note</text:span></text:p>
      <text:p text:style-name="P4"><text:span text:style-name="T1">W</text:span>ith the Arcane power surrounding you, you instinctively reach for the connection with your god. </text:p>
      <text:p text:style-name="P3">To your dismay you find it weaker than normal. Its still there but its muted, like you are far from </text:p>
      <text:p text:style-name="P3">your gods hear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" svg:font-family="TimesNewRoman, serif"/>
    <style:font-face style:name="Arial2" svg:font-family="Arial" style:font-family-generic="swiss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9T12:55:50.29</meta:creation-date>
    <dc:date>2018-05-29T13:50:58.43</dc:date>
    <meta:editing-duration>PT54M28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4" meta:word-count="40" meta:character-count="225"/>
  </office:meta>
</office:document-meta>
</file>